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Title">
      <style:text-properties style:font-name="Roboto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68d0f" officeooo:paragraph-rsid="00168d0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81830" officeooo:paragraph-rsid="0018183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68d0f" officeooo:paragraph-rsid="00168d0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da95" officeooo:paragraph-rsid="001bda9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cfa55" officeooo:paragraph-rsid="001cfa5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bda95" officeooo:paragraph-rsid="001bda95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bda95" officeooo:paragraph-rsid="001bda9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fa55" officeooo:paragraph-rsid="001cfa55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cfa55" officeooo:paragraph-rsid="001cfa55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dc3e0" officeooo:paragraph-rsid="001dc3e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c3e0" officeooo:paragraph-rsid="001dc3e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75b7" officeooo:paragraph-rsid="001e75b7" style:font-weight-asian="normal" style:font-weight-complex="normal"/>
    </style:style>
    <style:style style:name="P14" style:family="paragraph" style:parent-style-name="Standard" style:list-style-name="L1">
      <style:text-properties officeooo:paragraph-rsid="001bda95"/>
    </style:style>
    <style:style style:name="P15" style:family="paragraph" style:parent-style-name="Standard">
      <style:paragraph-properties fo:text-align="start" style:justify-single-word="false"/>
      <style:text-properties officeooo:rsid="001cfa55" officeooo:paragraph-rsid="001cfa55"/>
    </style:style>
    <style:style style:name="T1" style:family="text">
      <style:text-properties officeooo:rsid="0018b5a2"/>
    </style:style>
    <style:style style:name="T2" style:family="text">
      <style:text-properties officeooo:rsid="001bda95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e75b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CC SHIVALIK 2023</text:p>
      <text:p text:style-name="Subtitle">WEEK-2</text:p>
      <text:p text:style-name="P15">From : 28-Oct-23 Saturday.</text:p>
      <text:p text:style-name="P15">To <text:s text:c="5"/>: <text:s/>03-Nov-23 Friday.</text:p>
      <text:p text:style-name="P4">Introduction</text:p>
      <text:p text:style-name="P2"/>
      <text:p text:style-name="P3">As the per the po<text:span text:style-name="T1">l</text:span>l, majority need more time to complete the task of week-1, <text:span text:style-name="T1">so</text:span> we are going to use this week as well to <text:span text:style-name="T2">cover the content but with some small additions to it.</text:span></text:p>
      <text:p text:style-name="P3"/>
      <text:p text:style-name="P5">What are we going to learn this week</text:p>
      <text:p text:style-name="P7"/>
      <text:list text:style-name="L1">
        <text:list-item>
          <text:p text:style-name="P8">Complete the tasks of week-1</text:p>
        </text:list-item>
        <text:list-item>
          <text:p text:style-name="P8">Time complexity</text:p>
        </text:list-item>
        <text:list-item>
          <text:p text:style-name="P14">Binary search</text:p>
        </text:list-item>
      </text:list>
      <text:p text:style-name="P9"/>
      <text:p text:style-name="P6">What and from where to do this things</text:p>
      <text:p text:style-name="P9"/>
      <text:list text:style-name="L2">
        <text:list-item>
          <text:p text:style-name="P10">Follow the week-1 PDF for the week-1 tasks</text:p>
        </text:list-item>
        <text:list-item>
          <text:p text:style-name="P10">Time complexity</text:p>
          <text:list>
            <text:list-item>
              <text:p text:style-name="P11">Implement a<text:span text:style-name="T3">n</text:span></text:p>
              <text:list>
                <text:list-item>
                  <text:p text:style-name="P11">Using loops</text:p>
                </text:list-item>
                <text:list-item>
                  <text:p text:style-name="P11">Using fast power algorithm</text:p>
                  <text:list>
                    <text:list-item>
                      <text:p text:style-name="P11"><text:a xlink:type="simple" xlink:href="https://cp-algorithms.com/algebra/binary-exp.html" text:style-name="Internet_20_link" text:visited-style-name="Visited_20_Internet_20_Link">cp-algo Binary Exponentiation</text:a> </text:p>
                    </text:list-item>
                  </text:list>
                </text:list-item>
                <text:list-item>
                  <text:p text:style-name="P11">See the difference in speed of evaluation using large values of n.</text:p>
                  <text:list>
                    <text:list-item>
                      <text:p text:style-name="P11">Note: value may go out of bound for now only care about the speed and not the ans.</text:p>
                    </text:list-item>
                  </text:list>
                </text:list-item>
              </text:list>
            </text:list-item>
            <text:list-item>
              <text:p text:style-name="P10">Implement finding n<text:span text:style-name="T3">th </text:span><text:span text:style-name="T4">Fibonacci number</text:span></text:p>
              <text:list>
                <text:list-item>
                  <text:p text:style-name="P10">Using recursion</text:p>
                </text:list-item>
                <text:list-item>
                  <text:p text:style-name="P10">Using loop</text:p>
                </text:list-item>
                <text:list-item>
                  <text:p text:style-name="P10">Using the matrices as discussed in the orientation</text:p>
                  <text:list>
                    <text:list-item>
                      <text:p text:style-name="P11"><text:a xlink:type="simple" xlink:href="https://cp-algorithms.com/algebra/fibonacci-numbers.html#matrix-form" text:style-name="Internet_20_link" text:visited-style-name="Visited_20_Internet_20_Link">cp-algo Fibonacci Matrix From</text:a></text:p>
                    </text:list-item>
                  </text:list>
                </text:list-item>
                <text:list-item>
                  <text:p text:style-name="P11">See the difference in speed of evaluation by incrementing n.</text:p>
                </text:list-item>
              </text:list>
            </text:list-item>
            <text:list-item>
              <text:p text:style-name="P11">Hand book page 17-21 total <text:span text:style-name="T5">reading.</text:span></text:p>
            </text:list-item>
          </text:list>
        </text:list-item>
        <text:list-item>
          <text:p text:style-name="P11">Binary Search</text:p>
          <text:list>
            <text:list-item>
              <text:p text:style-name="P11">Hand book page 31-34 complete</text:p>
            </text:list-item>
          </text:list>
        </text:list-item>
      </text:list>
      <text:p text:style-name="P12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style:text-underline-style="none" fo:font-weight="normal" officeooo:rsid="001bda95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1:58:19.421319287</meta:creation-date>
    <dc:date>2023-10-28T12:49:17.986585645</dc:date>
    <meta:editing-duration>PT2M46S</meta:editing-duration>
    <meta:editing-cycles>2</meta:editing-cycles>
    <meta:generator>LibreOffice/7.5.5.2$Linux_X86_64 LibreOffice_project/50$Build-2</meta:generator>
    <meta:document-statistic meta:table-count="0" meta:image-count="0" meta:object-count="0" meta:page-count="1" meta:paragraph-count="28" meta:word-count="189" meta:character-count="997" meta:non-whitespace-character-count="849"/>
  </office:meta>
</office:document-meta>
</file>